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Python; 
				FFmpeg; 
				Git; GitHub; 
				GNU/Linux; 
				Bash; 
				C++; 
				Android/Linux; 
				Docker Compose; 
				Documenting Stuff; 
				PowerShell; 
				HTML5/CSS3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-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-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platform enabling users to host and connect to Rōblox servers in local or wide-area networks.</text:p>
      <text:p text:style-name="Normal">Designed a Python-based bootstrapper to improve client-server connectivity and protocol handling.</text:p>
      <text:p text:style-name="Normal">Enhanced functionality by performing code reviews and contributing to feature implementation.</text:p>
      <text:p text:style-name="Normal">Conducted compliance audits to ensure adherence to fair-use practices and data security standards.</text:p>
      <text:h text:style-name="Heading3">Time is Musical (May 2021 - Feb 2022)</text:h>
      <text:p text:style-name="Normal">https://github.com/Windows81/Time-Is-Musical</text:p>
      <text:p text:style-name="Normal">Time is Musical is a project streaming real-time audio compositions inspired by the WWV time station.</text:p>
      <text:p text:style-name="Normal">Built an algorithm to dynamically process time-based audio loops for robust real-time playback.</text:p>
      <text:p text:style-name="Normal">Optimized parameters for live streaming using FFmpeg's lavfi filter on Linux systems.</text:p>
      <text:p text:style-name="Normal">Produced and streamed unique musical tracks, applying advanced techniques for sound clarity.</text:p>
      <text:h text:style-name="Heading3">Rōblox Custom Catalogue (Jun 2021 - May 2022)</text:h>
      <text:p text:style-name="Normal">https://github.com/Windows81/Rōblox-Custom-Catalogue</text:p>
      <text:p text:style-name="Normal">Rōblox Custom Catalogue was a Free marketplace for sharing and selling user-generated content under GNU GPL.</text:p>
      <text:p text:style-name="Normal">Designed interactive user interfaces using Rōblox Studio to enhance data presentation.</text:p>
      <text:p text:style-name="Normal">Implemented Lua scripting techniques to streamline customization and improve usability.</text:p>
      <text:p text:style-name="Normal">Supported real-time functionality by optimizing database queries and scripting protocols.</text:p>
      <text:h text:style-name="Heading3">Screwdja-YuJa (Dec 2022)</text:h>
      <text:p text:style-name="Normal">https://github.com/Windows81/Screwdja-YuJa</text:p>
      <text:p text:style-name="Normal">Screwdja-YuJa fixed a vulnerability in the YuJa API, ensuring security and compliance within strict timelines.</text:p>
      <text:p text:style-name="Normal">Delivered a security patch in 48 hours, addressing critical API vulnerabilities.</text:p>
      <text:p text:style-name="Normal">Identified and analyzed risks in saved metadata to prevent further exposure.</text:p>
      <text:p text:style-name="Normal">Demonstrated problem-solving by securing systems while maintaining operational efficiency.</text:p>
      <text:h text:style-name="Heading3">Rōblox Script Executor (Jul 2022 - May 2023)</text:h>
      <text:p text:style-name="Normal">https://github.com/Windows81/Roblox-Script-Executor-CLI</text:p>
      <text:p text:style-name="Normal">Rōblox Script Executor is a command-line interface for streamlined execution of Luau scripts on Rōblox.</text:p>
      <text:p text:style-name="Normal">Engineered a custom syntax for executing Lua-based scripts while improving user workflows.</text:p>
      <text:p text:style-name="Normal">Implemented per-script parameterization for flexibility and enhanced usability.</text:p>
      <text:p text:style-name="Normal">Built a repository of 142 documented scripts to ensure user accessibility and best practices.</text:p>
      <text:h text:style-name="Heading3">Webhooky (Feb 2018 - Sep 2019)</text:h>
      <text:p text:style-name="Normal">https://github.com/Windows81/Playing-Webhooky</text:p>
      <text:p text:style-name="Normal">Webhooky was a webhook proxy system for Rōblox games communicating with Discord APIs.</text:p>
      <text:p text:style-name="Normal">Developed a PHP and MySQL back end to log and analyze webhook requests.</text:p>
      <text:p text:style-name="Normal">Enabled 200+ developers to integrate their games with Discord's real-time features.</text:p>
      <text:p text:style-name="Normal">Monitored resource usage in cPanel, improving performance with data-driven insights.</text:p>
      <text:h text:style-name="Heading3">GoAnimate Wrapper (Dec 2019 - Nov 2020)</text:h>
      <text:p text:style-name="Normal">https://github.com/GoAnimate-Wrapper/GoAnimate-Wrapper</text:p>
      <text:p text:style-name="Normal">GoAnimate Wrapper is a project that replicated and extended Vyond's Legacy Video Maker functionality.</text:p>
      <text:p text:style-name="Normal">Built a scalable Node.js back end for processing requests and ensuring system reliability.</text:p>
      <text:p text:style-name="Normal">Analyzed ActionScript code to improve interoperability and introduce new features.</text:p>
      <text:p text:style-name="Normal">Generated hundreds of video experiences optimized for performance and user engagement.</text:p>
      <text:h text:style-name="Heading3">Tubeup (Aug 2023)</text:h>
      <text:p text:style-name="Normal">https://github.com/bibanon/tubeup</text:p>
      <text:p text:style-name="Normal">Tubeup is a tool I contributed to for automating YouTube video uploads to the Internet Archive.</text:p>
      <text:p text:style-name="Normal">Solved bugs in a collection of 234 YouTube videos, ensuring consistent performance.</text:p>
      <text:p text:style-name="Normal">Addressed issues caused by deleted assets, preserving critical data for future access.</text:p>
      <text:p text:style-name="Normal">Used yt-dlp’s Python interface to streamline video retrieval processes efficiently.</text:p>
      <text:h text:style-name="Heading3">Bring Back Buffets (Mar 2021 - Apr 2021)</text:h>
      <text:p text:style-name="Normal">https://github.com/Windows81/Bring-Back-Buffets</text:p>
      <text:p text:style-name="Normal">Bring Back Buffets was a mobile web app aimed at streamlining Covid-safe dining experiences.</text:p>
      <text:p text:style-name="Normal">Designed user interfaces for cashiers, customers, and kitchen staff to enhance usability.</text:p>
      <text:p text:style-name="Normal">Simplified mobile-ordering workflows to improve safety and customer satisfaction.</text:p>
      <text:p text:style-name="Normal">Built a custom cashier system, leveraging analytics for operational efficiency.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